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6.581cm" svg:y="7.463cm">
            <draw:object draw:notify-on-update-of-ranges="Sheet1.B3:Sheet1.B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Ex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^(0.9+[.E5]/250)*[.A3]*([.A3]+1)/6+(([.A3]^2)/50/[.E6])+([.A3]-1)*[.E4]" office:value-type="float" office:value="0.333733333333333" calcext:value-type="float">
            <text:p>0.333733333333333</text:p>
          </table:table-cell>
          <table:table-cell/>
          <table:table-cell office:value-type="string" calcext:value-type="string">
            <text:p>basis: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^(0.9+[.E6]/250)*[.A4]*([.A4]+1)/6+(([.A4]^2)/50/[.E7])+([.A4]-1)*[.E5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Extra: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^(0.9+[.E7]/250)*[.A5]*([.A5]+1)/6+(([.A5]^2)/50/[.E8])+([.A5]-1)*[.E6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el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^(0.9+[.E8]/250)*[.A6]*([.A6]+1)/6+(([.A6]^2)/50/[.E9])+([.A6]-1)*[.E7]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AccelB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^(0.9+[.E9]/250)*[.A7]*([.A7]+1)/6+(([.A7]^2)/50/[.E10])+([.A7]-1)*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^(0.9+[.E10]/250)*[.A8]*([.A8]+1)/6+(([.A8]^2)/50/[.E11])+([.A8]-1)*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^(0.9+[.E11]/250)*[.A9]*([.A9]+1)/6+(([.A9]^2)/50/[.E12])+([.A9]-1)*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^(0.9+[.E12]/250)*[.A10]*([.A10]+1)/6+(([.A10]^2)/50/[.E13])+([.A10]-1)*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^(0.9+[.E13]/250)*[.A11]*([.A11]+1)/6+(([.A11]^2)/50/[.E14])+([.A11]-1)*[.E1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^(0.9+[.E14]/250)*[.A12]*([.A12]+1)/6+(([.A12]^2)/50/[.E15])+([.A12]-1)*[.E1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^(0.9+[.E15]/250)*[.A13]*([.A13]+1)/6+(([.A13]^2)/50/[.E16])+([.A13]-1)*[.E1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^(0.9+[.E16]/250)*[.A14]*([.A14]+1)/6+(([.A14]^2)/50/[.E17])+([.A14]-1)*[.E1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^(0.9+[.E17]/250)*[.A15]*([.A15]+1)/6+(([.A15]^2)/50/[.E18])+([.A15]-1)*[.E1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^(0.9+[.E18]/250)*[.A16]*([.A16]+1)/6+(([.A16]^2)/50/[.E19])+([.A16]-1)*[.E1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^(0.9+[.E19]/250)*[.A17]*([.A17]+1)/6+(([.A17]^2)/50/[.E20])+([.A17]-1)*[.E1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(0.9+[.E20]/250)*[.A18]*([.A18]+1)/6+(([.A18]^2)/50/[.E21])+([.A18]-1)*[.E1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^(0.9+[.E21]/250)*[.A19]*([.A19]+1)/6+(([.A19]^2)/50/[.E22])+([.A19]-1)*[.E2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^(0.9+[.E22]/250)*[.A20]*([.A20]+1)/6+(([.A20]^2)/50/[.E23])+([.A20]-1)*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^(0.9+[.E23]/250)*[.A21]*([.A21]+1)/6+(([.A21]^2)/50/[.E24])+([.A21]-1)*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^(0.9+[.E24]/250)*[.A22]*([.A22]+1)/6+(([.A22]^2)/50/[.E25])+([.A22]-1)*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^(0.9+[.E25]/250)*[.A23]*([.A23]+1)/6+(([.A23]^2)/50/[.E26])+([.A23]-1)*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^(0.9+[.E26]/250)*[.A24]*([.A24]+1)/6+(([.A24]^2)/50/[.E27])+([.A24]-1)*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^(0.9+[.E27]/250)*[.A25]*([.A25]+1)/6+(([.A25]^2)/50/[.E28])+([.A25]-1)*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^(0.9+[.E28]/250)*[.A26]*([.A26]+1)/6+(([.A26]^2)/50/[.E29])+([.A26]-1)*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^(0.9+[.E29]/250)*[.A27]*([.A27]+1)/6+(([.A27]^2)/50/[.E30])+([.A27]-1)*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^(0.9+[.E30]/250)*[.A28]*([.A28]+1)/6+(([.A28]^2)/50/[.E31])+([.A28]-1)*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^(0.9+[.E31]/250)*[.A29]*([.A29]+1)/6+(([.A29]^2)/50/[.E32])+([.A29]-1)*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^(0.9+[.E32]/250)*[.A30]*([.A30]+1)/6+(([.A30]^2)/50/[.E33])+([.A30]-1)*[.E3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^(0.9+[.E33]/250)*[.A31]*([.A31]+1)/6+(([.A31]^2)/50/[.E34])+([.A31]-1)*[.E3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^(0.9+[.E34]/250)*[.A32]*([.A32]+1)/6+(([.A32]^2)/50/[.E35])+([.A32]-1)*[.E3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^(0.9+[.E35]/250)*[.A33]*([.A33]+1)/6+(([.A33]^2)/50/[.E36])+([.A33]-1)*[.E3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^(0.9+[.E36]/250)*[.A34]*([.A34]+1)/6+(([.A34]^2)/50/[.E37])+([.A34]-1)*[.E3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^(0.9+[.E37]/250)*[.A35]*([.A35]+1)/6+(([.A35]^2)/50/[.E38])+([.A35]-1)*[.E3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^(0.9+[.E38]/250)*[.A36]*([.A36]+1)/6+(([.A36]^2)/50/[.E39])+([.A36]-1)*[.E3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^(0.9+[.E39]/250)*[.A37]*([.A37]+1)/6+(([.A37]^2)/50/[.E40])+([.A37]-1)*[.E3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^(0.9+[.E40]/250)*[.A38]*([.A38]+1)/6+(([.A38]^2)/50/[.E41])+([.A38]-1)*[.E3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^(0.9+[.E41]/250)*[.A39]*([.A39]+1)/6+(([.A39]^2)/50/[.E42])+([.A39]-1)*[.E4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^(0.9+[.E42]/250)*[.A40]*([.A40]+1)/6+(([.A40]^2)/50/[.E43])+([.A40]-1)*[.E4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^(0.9+[.E43]/250)*[.A41]*([.A41]+1)/6+(([.A41]^2)/50/[.E44])+([.A41]-1)*[.E4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^(0.9+[.E44]/250)*[.A42]*([.A42]+1)/6+(([.A42]^2)/50/[.E45])+([.A42]-1)*[.E4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^(0.9+[.E45]/250)*[.A43]*([.A43]+1)/6+(([.A43]^2)/50/[.E46])+([.A43]-1)*[.E4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^(0.9+[.E46]/250)*[.A44]*([.A44]+1)/6+(([.A44]^2)/50/[.E47])+([.A44]-1)*[.E4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^(0.9+[.E47]/250)*[.A45]*([.A45]+1)/6+(([.A45]^2)/50/[.E48])+([.A45]-1)*[.E4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^(0.9+[.E48]/250)*[.A46]*([.A46]+1)/6+(([.A46]^2)/50/[.E49])+([.A46]-1)*[.E4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^(0.9+[.E49]/250)*[.A47]*([.A47]+1)/6+(([.A47]^2)/50/[.E50])+([.A47]-1)*[.E4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^(0.9+[.E50]/250)*[.A48]*([.A48]+1)/6+(([.A48]^2)/50/[.E51])+([.A48]-1)*[.E4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^(0.9+[.E51]/250)*[.A49]*([.A49]+1)/6+(([.A49]^2)/50/[.E52])+([.A49]-1)*[.E5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^(0.9+[.E52]/250)*[.A50]*([.A50]+1)/6+(([.A50]^2)/50/[.E53])+([.A50]-1)*[.E5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^(0.9+[.E53]/250)*[.A51]*([.A51]+1)/6+(([.A51]^2)/50/[.E54])+([.A51]-1)*[.E5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^(0.9+[.E54]/250)*[.A52]*([.A52]+1)/6+(([.A52]^2)/50/[.E55])+([.A52]-1)*[.E53]" office:value-type="string" office:string-value="" calcext:value-type="error">
            <text:p>#DIV/0!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8T13:04:16.462000000</meta:creation-date>
    <dc:date>2022-04-28T15:30:50.728000000</dc:date>
    <meta:editing-duration>PT22M28S</meta:editing-duration>
    <meta:editing-cycles>12</meta:editing-cycles>
    <meta:generator>LibreOffice/7.3.1.3$Windows_X86_64 LibreOffice_project/a69ca51ded25f3eefd52d7bf9a5fad8c90b87951</meta:generator>
    <meta:document-statistic meta:table-count="1" meta:cell-count="1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4.204cm" style:legend-expansion="high" chart:style-name="ch2"/>
        <chart:plot-area chart:style-name="ch3" table:cell-range-address="Sheet1.B3:Sheet1.B52" svg:x="0.028cm" svg:y="0.259cm" svg:width="12.798cm" svg:height="8.645cm">
          <chart:coordinate-region svg:x="0.94cm" svg:y="0.458cm" svg:width="11.886cm" svg:height="7.6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52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3733333333333">
                <text:p>0.333733333333333</text:p>
                <draw:g>
                  <svg:desc>Sheet1.B3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